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ad7d"/>
    </style:style>
    <style:style style:name="T1" style:family="text">
      <style:text-properties officeooo:rsid="0015ad7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2. Haz un trabajo de investigación más en profundidad sobre los componentes de red.</text:p>
      <text:p text:style-name="Standard"/>
      <text:p text:style-name="P1"><text:tab/><text:tab/><text:tab/><text:tab/><text:tab/><text:tab/><text:span text:style-name="T2">Servidor</text:span> </text:p>
      <text:p text:style-name="P1"/>
      <text:p text:style-name="P1"><text:span text:style-name="T1"><text:tab/>E</text:span>ste ejecuta el sistema operativo de red y ofrece los servicios de red a las estaciones de trabajo. Estaciones de Trabajo : Cuando una computadora se conecta a una red, la primera se convierte en un nodo de la ultima y se puede tratar como una estación de trabajo o cliente. Las estaciones de trabajos pueden ser computadoras personales con el DOS, Macintosh, Unix, OS/2 o estaciones de trabajos sin discos.</text:p>
      <text:p text:style-name="Standard"/>
      <text:p text:style-name="P1"><text:tab/><text:tab/><text:tab/><text:tab/><text:span text:style-name="T2">Tarjetas o Placas de Interfaz de Red </text:span></text:p>
      <text:p text:style-name="P1"/>
      <text:p text:style-name="P1"><text:tab/>Toda computadora que se conecta a una red necesita de una tarjeta de interfaz de red que soporte un esquema de red especifico, como Ethernet, ArcNet o Token Ring. El cable de red se conectara a la parte trasera de la tarjeta.</text:p>
      <text:p text:style-name="Standard"/>
      <text:p text:style-name="P1"><text:tab/><text:tab/><text:tab/><text:tab/><text:tab/><text:span text:style-name="T2">Sistema de Cableado </text:span></text:p>
      <text:p text:style-name="P1"/>
      <text:p text:style-name="P1"><text:tab/>El sistema re la red esta constituido por el cable utilizado para conectar entre si el servidor y las estaciones de trabajo.</text:p>
      <text:p text:style-name="Standard"/>
      <text:p text:style-name="P1"><text:tab/><text:tab/><text:tab/><text:tab/><text:span text:style-name="T2">Recursos y periféricos Compartidos </text:span></text:p>
      <text:p text:style-name="P1"/>
      <text:p text:style-name="P1"><text:tab/>Entre los recursos compartidos se incluyen los dispositivos de almacenamiento ligados al servidor, las unidades de discos ópticos, las impresoras, los trazadores y el resto de equipos que puedan ser utilizados por cualquiera en la red.</text:p>
      <text:p text:style-name="P1"/>
      <text:p text:style-name="Standard"><text:tab/><text:tab/><text:tab/><text:span text:style-name="T2">REALIZACION DE LA CONEXION EN UNA RED</text:span></text:p>
      <text:p text:style-name="Standard"/>
      <text:p text:style-name="Standard"><text:tab/>Para realizar la conexión con una red son necesarias las tarjetas de interfaz de red y el cable (a menos que se utilice un sistema de comunicación sin cable). Existen distintos tipos de tarjetas de interfaz y de esquemas de cableados.</text:p>
      <text:p text:style-name="Standard"/>
      <text:p text:style-name="Standard"><text:tab/><text:tab/><text:tab/><text:tab/><text:span text:style-name="T2">TARJETA DE INFERTAZ DE RED (NIC)</text:span></text:p>
      <text:p text:style-name="Standard"/>
      <text:p text:style-name="Standard"><text:tab/>Hay tarjetas de interfaz de red disponibles de diversos fabricantes. Se pueden elegir entre distintos tipos, según se desee configurar o cablear la red. Los tipos mas usuales son ArcNet, Ethernet FO y Token Ring. Las diferencias entre estos distintos tipos de red se encuentran en el método y velocidad de comunicación, así como el precio. En los primeros tiempos de la informática en red (hace unos dos o tres años) el cableado estaba mas estandarizado que ahora. ArcNet y Ethernet usaban cable coaxial y Token Ring usaba par trenzado. Actualmente se pueden adquirir tarjetas de interfaz de red que admitan diversos medios, lo que hace mucho mas fácil la planificación y configuración de las redes. En la actualidad las decisiones se toman en función del costo , distancia del cableado y topología.</text:p>
      <text:p text:style-name="Standard"/>
      <text:p text:style-name="Standard"><text:tab/><text:tab/><text:tab/><text:tab/><text:tab/><text:span text:style-name="T2">CABLEADO</text:span></text:p>
      <text:p text:style-name="Standard"/>
      <text:p text:style-name="Standard"><text:tab/>El cable coaxial fue uno de los primeros que se usaron, pero el par trenzado ha ido ganando popularidad. El cable de fibra óptica se utiliza cuando es importante la velocidad, si bien los avances producidos en el diseño de las tarjetas de interfaz de red permiten velocidades de transmisión sobre cable coaxial o par trenzado por encima de lo normal. Actualmente el cable de <text:soft-page-break/>fibra óptica sigue siendo la mejor elección cuando se necesita una alta velocidad de transferencia de datos.</text:p>
      <text:p text:style-name="Standard"/>
      <text:p text:style-name="Standard"><text:tab/><text:tab/><text:tab/><text:tab/><text:tab/><text:span text:style-name="T2">Routers y bridges</text:span></text:p>
      <text:p text:style-name="Standard"/>
      <text:p text:style-name="Standard"><text:tab/>Los servicios en la mayoría de las LAN son muy potentes. La mayoría de las organizaciones no desean encontrarse con núcleos aislados de utilidades informáticas. Por lo general prefieren difundir dichos servicios por una zona más amplia, de manera que los grupos puedan trabajar independientemente de su ubicación. Los Routers y los bridges son equipos especiales que permiten conectar dos o más LAN. El bridge es el equipo más elemental y sólo permite conectar varias LAN de un mismo tipo. El router es un elemento más inteligente y posibilita la interconexión de diferentes tipos de redes de ordenadores.</text:p>
      <text:p text:style-name="Standard"/>
      <text:p text:style-name="Standard">Las grandes empresas disponen de redes corporativas de datos basadas en una serie de redes LAN y Routers. Desde el punto de vista del usuario, este enfoque proporciona una red físicamente heterogénea con aspecto de un recurso homogéneo.</text:p>
      <text:p text:style-name="Standard"/>
      <text:p text:style-name="Standard"><text:tab/><text:tab/><text:tab/><text:tab/><text:tab/><text:tab/><text:span text:style-name="T2">ROUTERS</text:span></text:p>
      <text:p text:style-name="Standard"/>
      <text:p text:style-name="Standard"><text:tab/>Son críticos para las redes de gran alcance que utilizan enlace de comunicación remotas. Mantienen el trafico fluyendo eficientemente sobre caminos predefinidos en una interconexión de redes compleja. Esta es como la mostrada en la figura 4.4.</text:p>
      <text:p text:style-name="Standard"/>
      <text:p text:style-name="Standard"><text:tab/><text:tab/><text:tab/><text:tab/><text:tab/><text:tab/><text:span text:style-name="T2">BRIDGES</text:span></text:p>
      <text:p text:style-name="Standard"/>
      <text:p text:style-name="Standard"><text:tab/>Un bridge añade un nivel de inteligencia a una conexión entre redes. Conecta dos segmentos de red iguales o distintos. Podemos ver un bridge como un clasificador de correo que mira las direcciones de los paquetes y los coloca en la red adecuada. Se puede crear un bridge en un servidor NetWare instalando dos o mas tarjetas de interfaz de red. Cada segmento de red puede ser un tipo distinto (Ethernet, Token Ring, ArcNet). Las funciones de bridge y Routers incorporadas en el NetWare distribuyen en trafico de una red entre los segmento de LAN.</text:p>
      <text:p text:style-name="Standard"/>
      <text:p text:style-name="Standard"><text:tab/>Se puede crear un bridge para dividir una red amplia en dos o mas redes mas pequeñas. Esto mejora el rendimiento al reducir el trafico, ya que los paquetes para estaciones concretas no tienen que viajar por todas la red, como se muestra en la figura 4.2. Los bridge también se usan para conectar distintos tipos de redes, como Ethernet y Token Ring ; podemos ver en la figura 4.3 Los bridge trabajan en el nivel de enlace de datos. Cualquier dispositivo que se adapte a las especificaciones del nivel de control de acceso al medio (MAC, media Access Control) puede conectarse con otros dispositivos del nivel MAC. Recordemos que el nivel MAC es subnivel del nivel del enlace de datos.</text:p>
      <text:p text:style-name="Standard"/>
      <text:p text:style-name="Standard"><text:tab/><text:tab/><text:tab/><text:tab/><text:tab/><text:tab/><text:span text:style-name="T2">REPETIDORES</text:span></text:p>
      <text:p text:style-name="Standard"/>
      <text:p text:style-name="Standard"><text:tab/>A medida que las señales eléctricas se transmiten por un cable, tienden a degenerar proporcionalmente a la longitud del cable. Este fenómeno se conoce como atenuación. Un repetidor es un dispositivo sencillo que se instala para amplificar las señales del cable, de forma que se pueda extender la longitud de la red. El repetidor normalmente no modifica la señal, excepto en que la amplifica para poder retransmitirla por el segmento de cable extendido. Algunos repetidores también filtran el ruido.</text:p>
      <text:p text:style-name="Standard"/>
      <text:p text:style-name="P1">Un repetidor básicamente es un dispositivo "no inteligente" con las siguientes características: </text:p>
      <text:p text:style-name="P1">- Un repetidor regenera las señales de la red para que lleguen mas lejos.</text:p>
      <text:p text:style-name="Standard"><text:soft-page-break/></text:p>
      <text:p text:style-name="Standard">- Se utilizan sobre todo en los sistemas de cableado lineales como Ethernet.</text:p>
      <text:p text:style-name="Standard">- Los repetidores funcionan sobre el nivel mas bajo de la jerarquía de protocolos.</text:p>
      <text:p text:style-name="Standard">- Se utilizan normalmente dentro de un mismo edificio.</text:p>
      <text:p text:style-name="Standard">- Los segmentos conectados a un repetidor forman parte de la misma red. Los repetidores funcionan normalmente a la misma velocidad de transmisión que las redes que conectan.</text:p>
      <text:p text:style-name="Standard"/>
      <text:p text:style-name="Standard"><text:tab/><text:tab/><text:tab/><text:tab/><text:span text:style-name="T2">ENLACE PRINCIPAL (Backbone)</text:span></text:p>
      <text:p text:style-name="Standard"/>
      <text:p text:style-name="Standard"><text:tab/>Un cable principal (Backbone) es un cable que conecta entre si dos o mas segmento de una red local y ofrece un enlace de datos de alta velocidad entre ellos. Mientras que un puente se establece instalando dos o mas tarjetas de red en un servidor, la interconexion de redes se realizan conectando varios servidores o segmentos de red local, generalmente con un enlace backbone.</text:p>
      <text:p text:style-name="Standard"/>
      <text:p text:style-name="Standard"><text:tab/>Los enlaces backbone son generalmente medios de alta velocidad, como es el caso de la fibra optica. La figura 4.5 muestra un backbone basado en servidores. Cada servidor al backbone, y ofrece conexion a los restantes segmentos de red conectados al backbone. Las otras tarjetas del servidor estan conectadas a segmentos loc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19-10-04T16:03:30.668494981</meta:creation-date>
    <dc:date>2019-10-04T16:10:43.898288904</dc:date>
    <dc:creator>I116-05 </dc:creator>
    <meta:editing-duration>PT7M14S</meta:editing-duration>
    <meta:editing-cycles>1</meta:editing-cycles>
    <meta:document-statistic meta:table-count="0" meta:image-count="0" meta:object-count="0" meta:page-count="3" meta:paragraph-count="34" meta:word-count="1154" meta:character-count="6982" meta:non-whitespace-character-count="5784"/>
    <meta:generator>LibreOffice/6.0.4.1$Linux_X86_64 LibreOffice_project/00m0$Build-1</meta:generator>
  </office:meta>
</office:document-meta>
</file>